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78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svg:stroke-width="0.152cm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draw:fill="none" fo:min-height="3.482cm"/>
    </style:style>
    <style:style style:name="gr12" style:family="graphic" style:parent-style-name="standard">
      <style:graphic-properties svg:stroke-width="0.102cm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3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2-notes">
      <style:graphic-properties draw:fill-color="#ffffff" draw:auto-grow-height="true" fo:min-height="12.573cm"/>
    </style:style>
    <style:style style:name="pr3" style:family="presentation" style:parent-style-name="ROSMaster1-title">
      <style:graphic-properties draw:fill-color="#ffffff" draw:auto-grow-height="true" fo:min-height="3.507cm"/>
    </style:style>
    <style:style style:name="pr4" style:family="presentation" style:parent-style-name="ROSMaster1-notes">
      <style:graphic-properties draw:fill-color="#ffffff" draw:auto-grow-height="true" fo:min-height="12.573cm"/>
    </style:style>
    <style:style style:name="pr5" style:family="presentation" style:parent-style-name="ROSMaster1-title">
      <style:graphic-properties draw:fill-color="#ffffff" fo:min-height="3.256cm"/>
    </style:style>
    <style:style style:name="pr6" style:family="presentation" style:parent-style-name="ROSMaster1-notes">
      <style:graphic-properties draw:fill-color="#ffffff" fo:min-height="12.32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20pt" style:font-size-asian="20pt" style:font-size-complex="20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paragraph-properties fo:text-align="start"/>
      <style:text-properties fo:font-size="16pt" style:font-size-asian="16pt" style:font-size-complex="16pt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margin-left="0cm" fo:margin-right="0cm" fo:text-align="start" fo:text-indent="0cm"/>
      <style:text-properties fo:font-size="20pt" style:font-size-asian="20pt" style:font-size-complex="20pt"/>
    </style:style>
    <style:style style:name="P12" style:family="paragraph">
      <style:paragraph-properties fo:text-align="start"/>
      <style:text-properties fo:font-size="20pt" style:font-size-asian="20pt" style:font-size-complex="20pt"/>
    </style:style>
    <style:style style:name="P13" style:family="paragraph">
      <style:paragraph-properties fo:margin-left="0cm" fo:margin-right="0cm" fo:text-align="start" fo:text-indent="0cm"/>
      <style:text-properties fo:font-size="18pt" style:font-size-asian="18pt" style:font-size-complex="18pt"/>
    </style:style>
    <style:style style:name="P14" style:family="paragraph">
      <style:paragraph-properties fo:text-align="star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Moving the Mechanism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 <text:s text:c="2"/>May XX, 2010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2" presentation:presentation-page-layout-name="AL1T19" presentation:use-footer-name="ftr1" presentation:use-date-time-name="dtd1">
        <office:forms form:automatic-focus="false" form:apply-design-mode="false"/>
        <draw:frame draw:style-name="gr1" draw:text-style-name="P2" draw:layer="layout" svg:width="28cm" svg:height="4.189cm" svg:x="0cm" svg:y="8.913cm">
          <draw:text-box>
            <text:p text:style-name="P1"><text:span text:style-name="T1">Introduce myself, introduce topic (outline, if you will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custom-shape draw:style-name="gr4" draw:text-style-name="P6" draw:layer="layout" svg:width="5.715cm" svg:height="2.54cm" svg:x="11.113cm" svg:y="8.89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25.199cm" svg:height="3.507cm" svg:x="1.4cm" svg:y="0.837cm" presentation:class="title">
          <draw:text-box>
            <text:p text:style-name="P4">PR2 Controller Manager</text:p>
          </draw:text-box>
        </draw:frame>
        <draw:frame draw:style-name="gr5" draw:text-style-name="P7" draw:layer="layout" svg:width="6.35cm" svg:height="2.528cm" svg:x="10.795cm" svg:y="9.213cm">
          <draw:text-box>
            <text:p text:style-name="P7"><text:span text:style-name="T3">Controller Manager</text:span></text:p>
          </draw:text-box>
        </draw:frame>
        <draw:line draw:style-name="gr6" draw:layer="layout" svg:x1="6.668cm" svg:y1="9.809cm" svg:x2="11.113cm" svg:y2="9.809cm">
          <text:p/>
        </draw:line>
        <draw:line draw:style-name="gr6" draw:layer="layout" svg:x1="11.113cm" svg:y1="10.488cm" svg:x2="6.668cm" svg:y2="10.488cm">
          <text:p/>
        </draw:line>
        <draw:frame draw:style-name="gr7" draw:layer="layout" svg:width="1.548cm" svg:height="0.831cm" svg:x="8.024cm" svg:y="8.694cm">
          <draw:text-box>
            <text:p>ROS</text:p>
          </draw:text-box>
        </draw:frame>
        <draw:frame draw:style-name="gr8" draw:text-style-name="P7" draw:layer="layout" svg:width="4.445cm" svg:height="1.893cm" svg:x="1.53cm" svg:y="9.214cm">
          <draw:text-box>
            <text:p text:style-name="P7"><text:span text:style-name="T3">External Nodes</text:span></text:p>
          </draw:text-box>
        </draw:frame>
        <draw:frame draw:style-name="gr7" draw:text-style-name="P8" draw:layer="layout" svg:width="6.107cm" svg:height="1.893cm" svg:x="21.127cm" svg:y="9.143cm">
          <draw:text-box>
            <text:p text:style-name="P7"><text:span text:style-name="T3">Robot hardware</text:span></text:p>
            <text:p text:style-name="P7"><text:span text:style-name="T3">(MCBs)</text:span></text:p>
          </draw:text-box>
        </draw:frame>
        <draw:line draw:style-name="gr6" draw:layer="layout" svg:x1="16.828cm" svg:y1="9.829cm" svg:x2="21.273cm" svg:y2="9.829cm">
          <text:p/>
        </draw:line>
        <draw:line draw:style-name="gr6" draw:layer="layout" svg:x1="21.273cm" svg:y1="10.464cm" svg:x2="16.828cm" svg:y2="10.464cm">
          <text:p/>
        </draw:line>
        <draw:frame draw:style-name="gr7" draw:layer="layout" svg:width="2.771cm" svg:height="0.831cm" svg:x="17.641cm" svg:y="8.694cm">
          <draw:text-box>
            <text:p>etherCAT</text:p>
          </draw:text-box>
        </draw:frame>
        <draw:custom-shape draw:style-name="gr4" draw:text-style-name="P6" draw:layer="layout" svg:width="5.715cm" svg:height="2.54cm" svg:x="21.323cm" svg:y="8.8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715cm" svg:height="2.54cm" svg:x="0.895cm" svg:y="8.89cm">
          <text:p/>
          <draw:enhanced-geometry svg:viewBox="0 0 21600 21600" draw:type="rectangle" draw:enhanced-path="M 0 0 L 21600 0 21600 21600 0 21600 0 0 Z N"/>
        </draw:custom-shape>
        <draw:line draw:style-name="gr6" draw:layer="layout" svg:x1="11.09cm" svg:y1="10.488cm" svg:x2="6.645cm" svg:y2="10.488cm">
          <text:p/>
        </draw:lin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PR2 Controller Manager</text:p>
          </draw:text-box>
        </draw:frame>
        <draw:frame draw:style-name="gr7" draw:text-style-name="P9" draw:layer="layout" svg:width="17.668cm" svg:height="11.335cm" svg:x="5.08cm" svg:y="5.175cm">
          <draw:text-box>
            <text:p text:style-name="P9"><text:span text:style-name="T4">$ rosrun pr2_controller_manager pr2_controller_manager list</text:span></text:p>
            <text:p text:style-name="P9"><text:span text:style-name="T4"/></text:p>
            <text:p text:style-name="P9"><text:span text:style-name="T5">base_controller ( running )</text:span></text:p>
            <text:p text:style-name="P9"><text:span text:style-name="T5">base_odometry ( running )</text:span></text:p>
            <text:p text:style-name="P9"><text:span text:style-name="T4">head_camera_trigger ( running )</text:span></text:p>
            <text:p text:style-name="P9"><text:span text:style-name="T5">head_traj_controller ( running )</text:span></text:p>
            <text:p text:style-name="P9"><text:span text:style-name="T5">l_arm_controller ( running )</text:span></text:p>
            <text:p text:style-name="P9"><text:span text:style-name="T4">l_forearm_cam_trigger ( running )</text:span></text:p>
            <text:p text:style-name="P9"><text:span text:style-name="T5">l_gripper_controller ( running )</text:span></text:p>
            <text:p text:style-name="P9"><text:span text:style-name="T4">laser_tilt_controller ( running )</text:span></text:p>
            <text:p text:style-name="P9"><text:span text:style-name="T4">projector_controller ( running )</text:span></text:p>
            <text:p text:style-name="P9"><text:span text:style-name="T4">projector_trigger ( running )</text:span></text:p>
            <text:p text:style-name="P9"><text:span text:style-name="T4">prosilica_inhibit_projector_controller ( running )</text:span></text:p>
            <text:p text:style-name="P9"><text:span text:style-name="T5">r_arm_controller ( running )</text:span></text:p>
            <text:p text:style-name="P9"><text:span text:style-name="T4">r_forearm_cam_trigger ( running )</text:span></text:p>
            <text:p text:style-name="P9"><text:span text:style-name="T5">r_gripper_controller ( running )</text:span></text:p>
            <text:p text:style-name="P9"><text:span text:style-name="T5">torso_controller ( running 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custom-shape draw:style-name="gr9" draw:text-style-name="P6" draw:layer="layout" svg:width="16.794cm" svg:height="9.361cm" svg:x="4.513cm" svg:y="8.209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25.199cm" svg:height="3.507cm" svg:x="1.4cm" svg:y="0.837cm" presentation:class="title">
          <draw:text-box>
            <text:p text:style-name="P4">Moving the Base</text:p>
          </draw:text-box>
        </draw:frame>
        <draw:frame draw:style-name="gr8" draw:text-style-name="P11" draw:layer="layout" svg:width="15.875cm" svg:height="8.461cm" svg:x="5.715cm" svg:y="8.89cm">
          <draw:text-box>
            <text:p text:style-name="P10"><text:span text:style-name="T3">$ rosmsg show geometry_msgs/Twist</text:span></text:p>
            <text:p text:style-name="P10"><text:span text:style-name="T3">geometry_msgs/Vector3 linear</text:span></text:p>
            <text:p text:style-name="P10"><text:span text:style-name="T3"><text:s text:c="4"/></text:span><text:span text:style-name="T3">float64 x</text:span></text:p>
            <text:p text:style-name="P10"><text:span text:style-name="T3"><text:s text:c="4"/></text:span><text:span text:style-name="T3">float64 y</text:span></text:p>
            <text:p text:style-name="P10"><text:span text:style-name="T3"><text:s text:c="4"/></text:span><text:span text:style-name="T3">float64 z</text:span></text:p>
            <text:p text:style-name="P10"><text:span text:style-name="T3">geometry_msgs/Vector3 angular</text:span></text:p>
            <text:p text:style-name="P10"><text:span text:style-name="T3"><text:s text:c="4"/></text:span><text:span text:style-name="T3">float64 x</text:span></text:p>
            <text:p text:style-name="P10"><text:span text:style-name="T3"><text:s text:c="4"/></text:span><text:span text:style-name="T3">float64 y</text:span></text:p>
            <text:p text:style-name="P10"><text:span text:style-name="T3"><text:s text:c="4"/></text:span><text:span text:style-name="T3">float64 z</text:span></text:p>
            <text:p text:style-name="P10"><text:span text:style-name="T3"/></text:p>
          </draw:text-box>
        </draw:frame>
        <draw:frame draw:style-name="gr8" draw:text-style-name="P11" draw:layer="layout" svg:width="26.67cm" svg:height="1.893cm" svg:x="0.635cm" svg:y="5.08cm">
          <draw:text-box>
            <text:p text:style-name="P10"><text:span text:style-name="T3">Subscribed topics:</text:span></text:p>
            <text:p text:style-name="P10"><text:span text:style-name="T3"><text:s/></text:span><text:span text:style-name="T3">* /base_controller/command [geometry_msgs/Twist] 1 subscriber</text:span></text:p>
          </draw:text-box>
        </draw:frame>
        <draw:frame draw:style-name="gr10" draw:text-style-name="P11" draw:layer="layout" svg:width="15.875cm" svg:height="1.187cm" svg:x="6.25cm" svg:y="6.597cm">
          <draw:text-box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Moving the Base</text:p>
          </draw:text-box>
        </draw:frame>
        <draw:frame draw:style-name="gr8" draw:text-style-name="P11" draw:layer="layout" svg:width="22.285cm" svg:height="15.029cm" svg:x="2.54cm" svg:y="4.13cm">
          <draw:text-box>
            <text:p text:style-name="P10"><text:span text:style-name="T3">#! /usr/bin/python</text:span></text:p>
            <text:p text:style-name="P10"><text:span text:style-name="T3">import roslib</text:span></text:p>
            <text:p text:style-name="P10"><text:span text:style-name="T3">roslib.load_manifest(“rospy”)</text:span></text:p>
            <text:p text:style-name="P10"><text:span text:style-name="T3">roslib.load_manifest(“geometry_msgs”)</text:span></text:p>
            <text:p text:style-name="P10"><text:span text:style-name="T3">import rospy</text:span></text:p>
            <text:p text:style-name="P10"><text:span text:style-name="T3">from geometry_msgs.msg import *</text:span></text:p>
            <text:p text:style-name="P10"><text:span text:style-name="T3"/></text:p>
            <text:p text:style-name="P10"><text:span text:style-name="T3">rospy.init_node(“move”, anonymous=True)</text:span></text:p>
            <text:p text:style-name="P10"><text:span text:style-name="T3"/></text:p>
            <text:p text:style-name="P10"><text:span text:style-name="T3">pub = rospy.Publisher(“base_controller/command”, Twist)</text:span></text:p>
            <text:p text:style-name="P10"><text:span text:style-name="T3">movement = Twist()</text:span></text:p>
            <text:p text:style-name="P10"><text:span text:style-name="T3">movement.linear.x = 0.1</text:span></text:p>
            <text:p text:style-name="P10"><text:span text:style-name="T3"/></text:p>
            <text:p text:style-name="P10"><text:span text:style-name="T3">start_time = rospy.get_rostime()</text:span></text:p>
            <text:p text:style-name="P10"><text:span text:style-name="T3">while rospy.get_rostime() &lt; start_time + rospy.Duration(3.0):</text:span></text:p>
            <text:p text:style-name="P10"><text:span text:style-name="T3"><text:s text:c="4"/></text:span><text:span text:style-name="T3">pub.publish(movement)</text:span></text:p>
            <text:p text:style-name="P10"><text:span text:style-name="T3"><text:s text:c="4"/></text:span><text:span text:style-name="T3">rospy.Duration(0.01).sleep()</text:span></text:p>
            <text:p text:style-name="P10"><text:span text:style-name="T3">pub.publish(Twist()) <text:s/># Stop</text:span></text:p>
          </draw:text-box>
        </draw:frame>
        <draw:frame draw:style-name="gr10" draw:text-style-name="P11" draw:layer="layout" svg:width="15.875cm" svg:height="1.187cm" svg:x="6.25cm" svg:y="6.597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Moving the Base (Odometry)</text:p>
          </draw:text-box>
        </draw:frame>
        <draw:frame draw:style-name="gr8" draw:text-style-name="P11" draw:layer="layout" svg:width="22.285cm" svg:height="1.893cm" svg:x="2.54cm" svg:y="4.13cm">
          <draw:text-box>
            <text:p text:style-name="P10"><text:span text:style-name="T3">Published topics:</text:span></text:p>
            <text:p text:style-name="P10"><text:span text:style-name="T3"><text:s/></text:span><text:span text:style-name="T3">* /base_odometry/odom [nav_msgs/Odometry]</text:span></text:p>
          </draw:text-box>
        </draw:frame>
        <draw:frame draw:style-name="gr10" draw:text-style-name="P11" draw:layer="layout" svg:width="15.875cm" svg:height="1.187cm" svg:x="6.25cm" svg:y="6.597cm">
          <draw:text-box>
            <text:p/>
          </draw:text-box>
        </draw:frame>
        <draw:frame draw:style-name="gr8" draw:text-style-name="P11" draw:layer="layout" svg:width="20.955cm" svg:height="7.64cm" svg:x="5.715cm" svg:y="8.89cm">
          <draw:text-box>
            <text:p text:style-name="P10"><text:span text:style-name="T3">$ rosmsg show nav_msgs/Odometry</text:span></text:p>
            <text:p text:style-name="P10"><text:span text:style-name="T3">Header header</text:span></text:p>
            <text:p text:style-name="P10"><text:span text:style-name="T3">string child_frame_id</text:span></text:p>
            <text:p text:style-name="P10"><text:span text:style-name="T3">geometry_msgs/PoseWithCovariance pose</text:span></text:p>
            <text:p text:style-name="P10"><text:span text:style-name="T3"><text:s text:c="4"/></text:span><text:span text:style-name="T3">geometry_msgs/Pose pose</text:span></text:p>
            <text:p text:style-name="P10"><text:span text:style-name="T3"><text:s text:c="4"/></text:span><text:span text:style-name="T3">float64[36] covariance</text:span></text:p>
            <text:p text:style-name="P10"><text:span text:style-name="T3">geometry_msgs/TwistWithCovariance twist</text:span></text:p>
            <text:p text:style-name="P10"><text:span text:style-name="T3"><text:s text:c="4"/></text:span><text:span text:style-name="T3">geometry_msgs/Twist twist</text:span></text:p>
            <text:p text:style-name="P10"><text:span text:style-name="T3"><text:s text:c="4"/></text:span><text:span text:style-name="T3">float64[36] covariance</text:span></text:p>
          </draw:text-box>
        </draw:frame>
        <draw:frame draw:style-name="gr10" draw:text-style-name="P10" draw:layer="layout" svg:width="20.955cm" svg:height="1.187cm" svg:x="3.75cm" svg:y="9.582cm">
          <draw:text-box>
            <text:p/>
          </draw:text-box>
        </draw:frame>
        <draw:frame draw:style-name="gr10" draw:text-style-name="P10" draw:layer="layout" svg:width="20.955cm" svg:height="1.187cm" svg:x="3.75cm" svg:y="9.582cm">
          <draw:text-box>
            <text:p/>
          </draw:text-box>
        </draw:frame>
        <draw:custom-shape draw:style-name="gr9" draw:text-style-name="P6" draw:layer="layout" svg:width="18.347cm" svg:height="9.361cm" svg:x="4.513cm" svg:y="8.21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Moving the Laser</text:p>
          </draw:text-box>
        </draw:frame>
        <draw:frame draw:style-name="gr10" draw:text-style-name="P11" draw:layer="layout" svg:width="15.875cm" svg:height="1.187cm" svg:x="6.25cm" svg:y="6.597cm">
          <draw:text-box>
            <text:p/>
          </draw:text-box>
        </draw:frame>
        <draw:frame draw:style-name="gr10" draw:text-style-name="P10" draw:layer="layout" svg:width="20.955cm" svg:height="1.187cm" svg:x="3.75cm" svg:y="9.582cm">
          <draw:text-box>
            <text:p/>
          </draw:text-box>
        </draw:frame>
        <draw:frame draw:style-name="gr10" draw:text-style-name="P10" draw:layer="layout" svg:width="20.955cm" svg:height="1.187cm" svg:x="3.75cm" svg:y="9.582cm">
          <draw:text-box>
            <text:p/>
          </draw:text-box>
        </draw:frame>
        <draw:frame draw:style-name="gr11" draw:text-style-name="P12" draw:layer="layout" svg:width="27.291cm" svg:height="10.103cm" svg:x="0.649cm" svg:y="3.79cm">
          <draw:text-box>
            <text:p text:style-name="P12"><text:span text:style-name="T3">Subscribed topics:</text:span></text:p>
            <text:p text:style-name="P12"><text:span text:style-name="T3"><text:s/></text:span><text:span text:style-name="T3">* /laser_tilt_controller/set_periodic_cmd [pr2_msgs/PeriodicCmd]</text:span></text:p>
            <text:p text:style-name="P12"><text:span text:style-name="T3"/></text:p>
            <text:p text:style-name="P12"><text:span text:style-name="T3">Published topics:</text:span></text:p>
            <text:p text:style-name="P12"><text:span text:style-name="T3"><text:s/></text:span><text:span text:style-name="T3">* /laser_tilt_controller/laser_scanner_signal [pr2_msgs/LaserScannerSignal]</text:span></text:p>
            <text:p text:style-name="P12"><text:span text:style-name="T3"/></text:p>
            <text:p text:style-name="P12"><text:span text:style-name="T3">Services:</text:span></text:p>
            <text:p text:style-name="P12"><text:span text:style-name="T3"><text:s/></text:span><text:span text:style-name="T3">* /laser_tilt_controller/set_periodic_cmd [pr2_msgs/SetPeriodicCmd]</text:span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12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Moving the Laser</text:p>
          </draw:text-box>
        </draw:frame>
        <draw:frame draw:style-name="gr10" draw:text-style-name="P11" draw:layer="layout" svg:width="15.875cm" svg:height="1.187cm" svg:x="6.25cm" svg:y="6.597cm">
          <draw:text-box>
            <text:p/>
          </draw:text-box>
        </draw:frame>
        <draw:frame draw:style-name="gr10" draw:text-style-name="P10" draw:layer="layout" svg:width="20.955cm" svg:height="1.187cm" svg:x="3.75cm" svg:y="9.582cm">
          <draw:text-box>
            <text:p/>
          </draw:text-box>
        </draw:frame>
        <draw:frame draw:style-name="gr10" draw:text-style-name="P10" draw:layer="layout" svg:width="20.955cm" svg:height="1.187cm" svg:x="3.75cm" svg:y="9.582cm">
          <draw:text-box>
            <text:p/>
          </draw:text-box>
        </draw:frame>
        <draw:frame draw:style-name="gr11" draw:text-style-name="P12" draw:layer="layout" svg:width="27.291cm" svg:height="4.356cm" svg:x="0.649cm" svg:y="3.79cm">
          <draw:text-box>
            <text:p text:style-name="P12"><text:span text:style-name="T3">TODO: demonstration of calling the service to move the laser</text:span></text:p>
            <text:p text:style-name="P12"><text:span text:style-name="T3"/></text:p>
            <text:p text:style-name="P12"><text:span text:style-name="T3">TODO: using the scripts in pr2_mechanism_controllers.</text:span></text:p>
            <text:p text:style-name="P12"><text:span text:style-name="T3"/></text:p>
            <text:p text:style-name="P12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Moving the Torso</text:p>
          </draw:text-box>
        </draw:frame>
        <draw:frame draw:style-name="gr8" draw:text-style-name="P11" draw:layer="layout" svg:width="19.05cm" svg:height="6.819cm" svg:x="1.27cm" svg:y="5.715cm">
          <draw:text-box>
            <text:p text:style-name="P11">Topics:</text:p>
            <text:p text:style-name="P11"><text:s/>* /torso_controller/command</text:p>
            <text:p text:style-name="P11"><text:s/>* /torso_controller/state</text:p>
            <text:p text:style-name="P11"><text:s/>* /torso_controller/position_joint_action/goal</text:p>
            <text:p text:style-name="P11"><text:s/>* /torso_controller/position_joint_action/cancel</text:p>
            <text:p text:style-name="P11"><text:s/>* /torso_controller/position_joint_action/feedback</text:p>
            <text:p text:style-name="P11"><text:s/>* /torso_controller/position_joint_action/result</text:p>
            <text:p text:style-name="P11"><text:s/>* /torso_controller/position_joint_action/status</text:p>
          </draw:text-box>
        </draw:frame>
        <draw:frame draw:style-name="gr10" draw:text-style-name="P10" draw:layer="layout" svg:width="20.955cm" svg:height="1.187cm" svg:x="3.75cm" svg:y="9.582cm">
          <draw:text-box>
            <text:p/>
          </draw:text-box>
        </draw:frame>
        <draw:frame draw:style-name="gr10" draw:text-style-name="P10" draw:layer="layout" svg:width="20.955cm" svg:height="1.187cm" svg:x="3.75cm" svg:y="9.582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Moving the Torso</text:p>
          </draw:text-box>
        </draw:frame>
        <draw:frame draw:style-name="gr8" draw:text-style-name="P11" draw:layer="layout" svg:width="19.05cm" svg:height="6.819cm" svg:x="1.27cm" svg:y="5.715cm">
          <draw:text-box>
            <text:p text:style-name="P11">Topics:</text:p>
            <text:p text:style-name="P11"><text:s/>* /torso_controller/command</text:p>
            <text:p text:style-name="P11"><text:s/>* /torso_controller/state</text:p>
            <text:p text:style-name="P11"><text:s/>* /torso_controller/position_joint_action/goal</text:p>
            <text:p text:style-name="P11"><text:s/>* /torso_controller/position_joint_action/cancel</text:p>
            <text:p text:style-name="P11"><text:s/>* /torso_controller/position_joint_action/feedback</text:p>
            <text:p text:style-name="P11"><text:s/>* /torso_controller/position_joint_action/result</text:p>
            <text:p text:style-name="P11"><text:s/>* /torso_controller/position_joint_action/status</text:p>
          </draw:text-box>
        </draw:frame>
        <draw:frame draw:style-name="gr10" draw:text-style-name="P10" draw:layer="layout" svg:width="20.955cm" svg:height="1.187cm" svg:x="3.75cm" svg:y="9.582cm">
          <draw:text-box>
            <text:p/>
          </draw:text-box>
        </draw:frame>
        <draw:frame draw:style-name="gr10" draw:text-style-name="P10" draw:layer="layout" svg:width="20.955cm" svg:height="1.187cm" svg:x="3.75cm" svg:y="9.582cm">
          <draw:text-box>
            <text:p/>
          </draw:text-box>
        </draw:frame>
        <draw:custom-shape draw:style-name="gr12" draw:text-style-name="P6" draw:layer="layout" svg:width="1.27cm" svg:height="4.445cm" svg:x="19.05cm" svg:y="8.25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layer="layout" svg:width="4.422cm" svg:height="1.411cm" svg:x="20.955cm" svg:y="9.738cm">
          <draw:text-box>
            <text:p>Action interface</text:p>
            <text:p text:style-name="P6">(actionlib)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custom-shape draw:style-name="gr9" draw:text-style-name="P6" draw:layer="layout" svg:width="12.7cm" svg:height="2.54cm" svg:x="15.875cm" svg:y="7.6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25.199cm" svg:height="3.507cm" svg:x="1.4cm" svg:y="0.837cm" presentation:class="title">
          <draw:text-box>
            <text:p text:style-name="P4">Moving the Torso</text:p>
          </draw:text-box>
        </draw:frame>
        <draw:frame draw:style-name="gr8" draw:text-style-name="P13" draw:layer="layout" svg:width="26.67cm" svg:height="14.254cm" svg:x="1.27cm" svg:y="4.161cm">
          <draw:text-box>
            <text:p text:style-name="P13"><text:span text:style-name="T6">#! /usr/bin/python</text:span></text:p>
            <text:p text:style-name="P13"><text:span text:style-name="T6">import roslib</text:span></text:p>
            <text:p text:style-name="P13"><text:span text:style-name="T6">roslib.load_manifest('pr2_mechanism_controllers')</text:span></text:p>
            <text:p text:style-name="P13"><text:span text:style-name="T6"/></text:p>
            <text:p text:style-name="P13"><text:span text:style-name="T6">import rospy</text:span></text:p>
            <text:p text:style-name="P13"><text:span text:style-name="T6">import actionlib</text:span></text:p>
            <text:p text:style-name="P13"><text:span text:style-name="T6">from actionlib_msgs.msg import *</text:span></text:p>
            <text:p text:style-name="P13"><text:span text:style-name="T6">from pr2_controllers_msgs.msg import *</text:span></text:p>
            <text:p text:style-name="P13"><text:span text:style-name="T6"/></text:p>
            <text:p text:style-name="P13"><text:span text:style-name="T6">rospy.init_node('single_joint_position', anonymous=True)</text:span></text:p>
            <text:p text:style-name="P13"><text:span text:style-name="T6"/></text:p>
            <text:p text:style-name="P13"><text:span text:style-name="T6">client = actionlib.SimpleActionClient('torso_controller/position_joint_action', <text:s text:c="3"/></text:span></text:p>
            <text:p text:style-name="P13"><text:span text:style-name="T6"><text:s text:c="58"/></text:span><text:span text:style-name="T6">SingleJointPositionAction)</text:span></text:p>
            <text:p text:style-name="P13"><text:span text:style-name="T6">client.wait_for_server()</text:span></text:p>
            <text:p text:style-name="P13"><text:span text:style-name="T6"/></text:p>
            <text:p text:style-name="P13"><text:span text:style-name="T6">client.send_goal(SingleJointPositionGoal(position = 0.2))</text:span></text:p>
            <text:p text:style-name="P13"><text:span text:style-name="T6">client.wait_for_result()</text:span></text:p>
            <text:p text:style-name="P13"><text:span text:style-name="T6">if client.get_state() == GoalStatus.SUCCEEDED:</text:span></text:p>
            <text:p text:style-name="P13"><text:span text:style-name="T6"><text:s text:c="4"/></text:span><text:span text:style-name="T6">print "Success"</text:span></text:p>
          </draw:text-box>
        </draw:frame>
        <draw:frame draw:style-name="gr10" draw:text-style-name="P11" draw:layer="layout" svg:width="15.875cm" svg:height="1.187cm" svg:x="6.25cm" svg:y="6.597cm">
          <draw:text-box>
            <text:p/>
          </draw:text-box>
        </draw:frame>
        <draw:frame draw:style-name="gr7" draw:text-style-name="P14" draw:layer="layout" svg:width="12.186cm" svg:height="2.571cm" svg:x="15.875cm" svg:y="7.589cm">
          <draw:text-box>
            <text:p text:style-name="P14">[pr2_controllers_msgs/SingleJointPositionGoal]:</text:p>
            <text:p text:style-name="P14">float64 position</text:p>
            <text:p text:style-name="P14">duration min_duration</text:p>
            <text:p text:style-name="P14">float64 max_velocity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 presentation:placeholder="true">
          <draw:text-box/>
        </draw:frame>
        <draw:frame draw:style-name="gr13" draw:layer="layout" svg:width="25.199cm" svg:height="13.86cm" svg:x="1.4cm" svg:y="4.914cm" presentation:class="chart" presentation:placeholder="true">
          <draw:object xlink:href="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2" presentation:presentation-page-layout-name="AL1T19" presentation:use-footer-name="ftr1" presentation:use-date-time-name="dtd1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office:forms form:automatic-focus="false" form:apply-design-mode="false"/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3.262cm" svg:height="0.831cm" svg:x="24.497cm" svg:y="19.939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7cm">
        <draw:text-box>
          <text:p text:style-name="MP5"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3.262cm" svg:height="0.831cm" svg:x="24.497cm" svg:y="19.94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8cm">
        <draw:text-box>
          <text:p text:style-name="MP5"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initial-creator>Melonee Wise</meta:initial-creator>
    <meta:creation-date>2010-03-09T17:38:22</meta:creation-date>
    <dc:date>2010-04-15T15:58:48</dc:date>
    <meta:editing-cycles>57</meta:editing-cycles>
    <meta:editing-duration>PT07H02M45S</meta:editing-duration>
    <dc:creator>Stuart Glaser</dc:creator>
    <meta:document-statistic meta:object-count="139"/>
    <meta:user-defined meta:name="Info 1"/>
    <meta:user-defined meta:name="Info 2"/>
    <meta:user-defined meta:name="Info 3"/>
    <meta:user-defined meta:name="Info 4"/>
  </office:meta>
</office:document-meta>
</file>